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1000000198C1B94ADCE037840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cm" svg:height="4.942cm" svg:x="1.2cm" svg:y="0.792cm">
          <draw:image xlink:href="Pictures/100002010000041000000198C1B94ADCE03784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5-11T06:22:27.736405000</dc:date>
    <meta:editing-duration>PT4M46S</meta:editing-duration>
    <meta:editing-cycles>4</meta:editing-cycles>
    <meta:generator>LibreOffice/5.2.6.2$MacOSX_X86_64 LibreOffice_project/a3100ed2409ebf1c212f5048fbe377c281438fdc</meta:generator>
    <meta:document-statistic meta:object-count="1"/>
  </office:meta>
</office:document-meta>
</file>